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3.3083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3.3083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2d0eb" officeooo:paragraph-rsid="0002d0e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4006393649296">
          <table:table-cell table:style-name="Table1.A1" office:value-type="string">
            <text:p text:style-name="Table_20_Contents"/>
          </table:table-cell>
        </table:table-row>
        <table:table-row table:style-name="TableLine94006393649296">
          <table:table-cell table:style-name="Table1.A2" office:value-type="string">
            <text:p text:style-name="Table_20_Contents"/>
          </table:table-cell>
        </table:table-row>
        <table:table-row table:style-name="TableLine94006393649296">
          <table:table-cell table:style-name="Table1.A2" office:value-type="string">
            <table:table table:name="Table2" table:style-name="Table2">
              <table:table-column table:style-name="Table2.A" table:number-columns-repeated="2"/>
              <table:table-row table:style-name="TableLine94006300675088">
                <table:table-cell table:style-name="Table2.A1" office:value-type="string">
                  <text:p text:style-name="Table_20_Contents">non-anonymous users must use encryption</text:p>
                </table:table-cell>
                <table:table-cell table:style-name="Table2.B1" office:value-type="string">
                  <text:p text:style-name="Table_20_Contents"/>
                </table:table-cell>
              </table:table-row>
              <table:table-row table:style-name="TableLine94006300675088">
                <table:table-cell table:style-name="Table2.A2" office:value-type="string">
                  <text:p text:style-name="Table_20_Contents">Command:<text:tab/>STOR Active Directory Cookbook by Brian Svidergol, Robbie Allen (z-lib.org).pdf</text:p>
                  <text:p text:style-name="Table_20_Contents">Response:<text:tab/>550 Permission denied.</text:p>
                  <text:p text:style-name="Table_20_Contents">Error:<text:tab/>Critical file transfer error</text:p>
                </table:table-cell>
                <table:table-cell table:style-name="Table2.B2" office:value-type="string">
                  <text:p text:style-name="P1">#write_enable=YES</text:p>
                </table:table-cell>
              </table:table-row>
              <table:table-row table:style-name="TableLine94006300675088">
                <table:table-cell table:style-name="Table2.A2" office:value-type="string">
                  <text:p text:style-name="Table_20_Contents">550 Failed to change directory.</text:p>
                </table:table-cell>
                <table:table-cell table:style-name="Table2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 table:style-name="TableLine94006393649296">
          <table:table-cell table:style-name="Table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9T11:58:32.172116436</meta:creation-date>
    <meta:generator>LibreOffice/6.4.7.2$Linux_X86_64 LibreOffice_project/40$Build-2</meta:generator>
    <dc:date>2022-02-19T22:50:59.428189947</dc:date>
    <meta:editing-duration>PT10H11M43S</meta:editing-duration>
    <meta:editing-cycles>2</meta:editing-cycles>
    <meta:document-statistic meta:table-count="2" meta:image-count="0" meta:object-count="0" meta:page-count="1" meta:paragraph-count="6" meta:word-count="31" meta:character-count="242" meta:non-whitespace-character-count="217"/>
  </office:meta>
</office:document-meta>
</file>